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WenQuanYi Micro Hei" fo:font-size="12pt" style:font-name-asian="WenQuanYi Micro Hei" style:font-size-asian="12pt" style:font-size-complex="12pt"/>
    </style:style>
    <style:style style:name="P2" style:family="paragraph" style:parent-style-name="Standard">
      <style:text-properties style:font-name="WenQuanYi Micro Hei" fo:font-size="12pt" officeooo:paragraph-rsid="001fe84f" style:font-name-asian="WenQuanYi Micro Hei" style:font-size-asian="12pt" style:font-size-complex="12pt"/>
    </style:style>
    <style:style style:name="P3" style:family="paragraph" style:parent-style-name="Standard">
      <style:text-properties style:font-name="WenQuanYi Micro Hei" fo:font-size="12pt" officeooo:paragraph-rsid="002ab400" style:font-name-asian="WenQuanYi Micro Hei" style:font-size-asian="12pt" style:font-size-complex="12pt"/>
    </style:style>
    <style:style style:name="P4" style:family="paragraph" style:parent-style-name="Standard">
      <style:text-properties style:font-name="WenQuanYi Micro Hei" fo:font-size="12pt" officeooo:paragraph-rsid="002e0f9e" style:font-name-asian="WenQuanYi Micro Hei" style:font-size-asian="12pt" style:font-size-complex="12pt"/>
    </style:style>
    <style:style style:name="P5" style:family="paragraph" style:parent-style-name="Standard">
      <style:text-properties style:font-name="WenQuanYi Micro Hei" fo:font-size="12pt" officeooo:paragraph-rsid="00303ab8" style:font-name-asian="WenQuanYi Micro Hei" style:font-size-asian="12pt" style:font-size-complex="12pt"/>
    </style:style>
    <style:style style:name="P6" style:family="paragraph" style:parent-style-name="Standard">
      <style:text-properties style:font-name="WenQuanYi Micro Hei" fo:font-size="12pt" officeooo:paragraph-rsid="00343282" style:font-name-asian="WenQuanYi Micro Hei" style:font-size-asian="12pt" style:font-size-complex="12pt"/>
    </style:style>
    <style:style style:name="P7" style:family="paragraph" style:parent-style-name="Standard">
      <style:text-properties style:font-name="WenQuanYi Micro Hei" fo:font-size="12pt" officeooo:paragraph-rsid="0034f03e" style:font-name-asian="WenQuanYi Micro Hei" style:font-size-asian="12pt" style:font-size-complex="12pt"/>
    </style:style>
    <style:style style:name="P8" style:family="paragraph" style:parent-style-name="Standard">
      <style:text-properties style:font-name="WenQuanYi Micro Hei" fo:font-size="12pt" officeooo:paragraph-rsid="003669f0" style:font-name-asian="WenQuanYi Micro Hei" style:font-size-asian="12pt" style:font-size-complex="12pt"/>
    </style:style>
    <style:style style:name="P9" style:family="paragraph" style:parent-style-name="Standard">
      <style:text-properties style:font-name="WenQuanYi Micro Hei" fo:font-size="12pt" officeooo:paragraph-rsid="0038997b" style:font-name-asian="WenQuanYi Micro Hei" style:font-size-asian="12pt" style:font-size-complex="12pt"/>
    </style:style>
    <style:style style:name="P10" style:family="paragraph" style:parent-style-name="Standard">
      <style:text-properties style:font-name="WenQuanYi Micro Hei" fo:font-size="12pt" officeooo:paragraph-rsid="003dcffe" style:font-name-asian="WenQuanYi Micro Hei" style:font-size-asian="12pt" style:font-size-complex="12pt"/>
    </style:style>
    <style:style style:name="P11" style:family="paragraph" style:parent-style-name="Standard">
      <style:text-properties style:font-name="WenQuanYi Micro Hei" fo:font-size="12pt" officeooo:paragraph-rsid="003f5c45" style:font-name-asian="WenQuanYi Micro Hei" style:font-size-asian="12pt" style:font-size-complex="12pt"/>
    </style:style>
    <style:style style:name="P12" style:family="paragraph" style:parent-style-name="Standard">
      <style:text-properties style:font-name="WenQuanYi Micro Hei" fo:font-size="12pt" officeooo:paragraph-rsid="00412db7" style:font-name-asian="WenQuanYi Micro Hei" style:font-size-asian="12pt" style:font-size-complex="12pt"/>
    </style:style>
    <style:style style:name="P13" style:family="paragraph" style:parent-style-name="Standard">
      <style:text-properties style:font-name="WenQuanYi Micro Hei" fo:font-size="12pt" officeooo:paragraph-rsid="004610fd" style:font-name-asian="WenQuanYi Micro Hei" style:font-size-asian="12pt" style:font-size-complex="12pt"/>
    </style:style>
    <style:style style:name="P14" style:family="paragraph" style:parent-style-name="Standard">
      <style:text-properties style:font-name="WenQuanYi Micro Hei" fo:font-size="12pt" officeooo:paragraph-rsid="00480b44" style:font-name-asian="WenQuanYi Micro Hei" style:font-size-asian="12pt" style:font-size-complex="12pt"/>
    </style:style>
    <style:style style:name="P15" style:family="paragraph" style:parent-style-name="Standard">
      <style:text-properties style:font-name="WenQuanYi Micro Hei" fo:font-size="12pt" officeooo:paragraph-rsid="0049a6ed" style:font-name-asian="WenQuanYi Micro Hei" style:font-size-asian="12pt" style:font-size-complex="12pt"/>
    </style:style>
    <style:style style:name="P16" style:family="paragraph" style:parent-style-name="Standard">
      <style:text-properties style:font-name="WenQuanYi Micro Hei" fo:font-size="12pt" officeooo:paragraph-rsid="004b565b" style:font-name-asian="WenQuanYi Micro Hei" style:font-size-asian="12pt" style:font-size-complex="12pt"/>
    </style:style>
    <style:style style:name="P17" style:family="paragraph" style:parent-style-name="Standard">
      <style:text-properties style:font-name="WenQuanYi Micro Hei" fo:font-size="12pt" officeooo:paragraph-rsid="004cc974" style:font-name-asian="WenQuanYi Micro Hei" style:font-size-asian="12pt" style:font-size-complex="12pt"/>
    </style:style>
    <style:style style:name="P18" style:family="paragraph" style:parent-style-name="Standard">
      <style:text-properties style:font-name="WenQuanYi Micro Hei" fo:font-size="12pt" officeooo:paragraph-rsid="004ce39b" style:font-name-asian="WenQuanYi Micro Hei" style:font-size-asian="12pt" style:font-size-complex="12pt"/>
    </style:style>
    <style:style style:name="P19" style:family="paragraph" style:parent-style-name="Standard">
      <style:text-properties style:font-name="WenQuanYi Micro Hei" fo:font-size="12pt" officeooo:paragraph-rsid="00545735" style:font-name-asian="WenQuanYi Micro Hei" style:font-size-asian="12pt" style:font-size-complex="12pt"/>
    </style:style>
    <style:style style:name="P20" style:family="paragraph" style:parent-style-name="Standard">
      <style:text-properties style:font-name="WenQuanYi Micro Hei" fo:font-size="12pt" officeooo:paragraph-rsid="00568e27" style:font-name-asian="WenQuanYi Micro Hei" style:font-size-asian="12pt" style:font-size-complex="12pt"/>
    </style:style>
    <style:style style:name="P21" style:family="paragraph" style:parent-style-name="Standard">
      <style:text-properties style:font-name="WenQuanYi Micro Hei" fo:font-size="12pt" officeooo:paragraph-rsid="0057d0b1" style:font-name-asian="WenQuanYi Micro Hei" style:font-size-asian="12pt" style:font-size-complex="12pt"/>
    </style:style>
    <style:style style:name="P22" style:family="paragraph" style:parent-style-name="Standard">
      <style:text-properties style:font-name="WenQuanYi Micro Hei" fo:font-size="12pt" officeooo:paragraph-rsid="005ee2e9" style:font-name-asian="WenQuanYi Micro Hei" style:font-size-asian="12pt" style:font-size-complex="12pt"/>
    </style:style>
    <style:style style:name="P23" style:family="paragraph" style:parent-style-name="Standard">
      <style:text-properties style:font-name="WenQuanYi Micro Hei" fo:font-size="12pt" officeooo:paragraph-rsid="0066074c" style:font-name-asian="WenQuanYi Micro Hei" style:font-size-asian="12pt" style:font-size-complex="12pt"/>
    </style:style>
    <style:style style:name="P24" style:family="paragraph" style:parent-style-name="Standard">
      <style:text-properties style:font-name="WenQuanYi Micro Hei" fo:font-size="12pt" officeooo:paragraph-rsid="006983dd" style:font-name-asian="WenQuanYi Micro Hei" style:font-size-asian="12pt" style:font-size-complex="12pt"/>
    </style:style>
    <style:style style:name="P25" style:family="paragraph" style:parent-style-name="Standard">
      <style:text-properties style:font-name="WenQuanYi Micro Hei" fo:font-size="12pt" officeooo:paragraph-rsid="006b2485" style:font-name-asian="WenQuanYi Micro Hei" style:font-size-asian="12pt" style:font-size-complex="12pt"/>
    </style:style>
    <style:style style:name="P26" style:family="paragraph" style:parent-style-name="Standard">
      <style:text-properties style:font-name="WenQuanYi Micro Hei" fo:font-size="12pt" officeooo:paragraph-rsid="006d8ced" style:font-name-asian="WenQuanYi Micro Hei" style:font-size-asian="12pt" style:font-size-complex="12pt"/>
    </style:style>
    <style:style style:name="P27" style:family="paragraph" style:parent-style-name="Standard">
      <style:text-properties style:font-name="WenQuanYi Micro Hei" fo:font-size="12pt" officeooo:paragraph-rsid="007087a7" style:font-name-asian="WenQuanYi Micro Hei" style:font-size-asian="12pt" style:font-size-complex="12pt"/>
    </style:style>
    <style:style style:name="P28" style:family="paragraph" style:parent-style-name="Standard">
      <style:text-properties style:font-name="WenQuanYi Micro Hei" fo:font-size="12pt" officeooo:paragraph-rsid="0076260a" style:font-name-asian="WenQuanYi Micro Hei" style:font-size-asian="12pt" style:font-size-complex="12pt"/>
    </style:style>
    <style:style style:name="P29" style:family="paragraph" style:parent-style-name="Standard">
      <style:text-properties style:font-name="WenQuanYi Micro Hei" fo:font-size="12pt" officeooo:paragraph-rsid="0076e50c" style:font-name-asian="WenQuanYi Micro Hei" style:font-size-asian="12pt" style:font-size-complex="12pt"/>
    </style:style>
    <style:style style:name="P30" style:family="paragraph" style:parent-style-name="Standard">
      <style:paragraph-properties fo:background-color="#e6e6ff">
        <style:background-image/>
      </style:paragraph-properties>
      <style:text-properties style:font-name="WenQuanYi Micro Hei" fo:font-size="12pt" officeooo:paragraph-rsid="001fe84f" style:font-name-asian="WenQuanYi Micro Hei" style:font-size-asian="12pt" style:font-size-complex="12pt"/>
    </style:style>
    <style:style style:name="T1" style:family="text">
      <style:text-properties officeooo:rsid="001adb66"/>
    </style:style>
    <style:style style:name="T2" style:family="text">
      <style:text-properties officeooo:rsid="001e9608"/>
    </style:style>
    <style:style style:name="T3" style:family="text">
      <style:text-properties officeooo:rsid="001f2630"/>
    </style:style>
    <style:style style:name="T4" style:family="text">
      <style:text-properties officeooo:rsid="001fe84f"/>
    </style:style>
    <style:style style:name="T5" style:family="text">
      <style:text-properties officeooo:rsid="0021064c"/>
    </style:style>
    <style:style style:name="T6" style:family="text">
      <style:text-properties officeooo:rsid="0022795e"/>
    </style:style>
    <style:style style:name="T7" style:family="text">
      <style:text-properties officeooo:rsid="00228716"/>
    </style:style>
    <style:style style:name="T8" style:family="text">
      <style:text-properties officeooo:rsid="00245ce3"/>
    </style:style>
    <style:style style:name="T9" style:family="text">
      <style:text-properties officeooo:rsid="002518ef"/>
    </style:style>
    <style:style style:name="T10" style:family="text">
      <style:text-properties officeooo:rsid="00267f3d"/>
    </style:style>
    <style:style style:name="T11" style:family="text">
      <style:text-properties officeooo:rsid="0027978a"/>
    </style:style>
    <style:style style:name="T12" style:family="text">
      <style:text-properties officeooo:rsid="00291ed8"/>
    </style:style>
    <style:style style:name="T13" style:family="text">
      <style:text-properties officeooo:rsid="002a445c"/>
    </style:style>
    <style:style style:name="T14" style:family="text">
      <style:text-properties officeooo:rsid="002ab400"/>
    </style:style>
    <style:style style:name="T15" style:family="text">
      <style:text-properties officeooo:rsid="002c6bdc"/>
    </style:style>
    <style:style style:name="T16" style:family="text">
      <style:text-properties officeooo:rsid="00343282"/>
    </style:style>
    <style:style style:name="T17" style:family="text">
      <style:text-properties officeooo:rsid="003856f1"/>
    </style:style>
    <style:style style:name="T18" style:family="text">
      <style:text-properties officeooo:rsid="00386dc2"/>
    </style:style>
    <style:style style:name="T19" style:family="text">
      <style:text-properties officeooo:rsid="003c08f9"/>
    </style:style>
    <style:style style:name="T20" style:family="text">
      <style:text-properties officeooo:rsid="003f5c45"/>
    </style:style>
    <style:style style:name="T21" style:family="text">
      <style:text-properties officeooo:rsid="004292e2"/>
    </style:style>
    <style:style style:name="T22" style:family="text">
      <style:text-properties officeooo:rsid="004d9d3f"/>
    </style:style>
    <style:style style:name="T23" style:family="text">
      <style:text-properties officeooo:rsid="004f0b5b"/>
    </style:style>
    <style:style style:name="T24" style:family="text">
      <style:text-properties officeooo:rsid="00504c27"/>
    </style:style>
    <style:style style:name="T25" style:family="text">
      <style:text-properties officeooo:rsid="0050e824"/>
    </style:style>
    <style:style style:name="T26" style:family="text">
      <style:text-properties officeooo:rsid="0051de1c"/>
    </style:style>
    <style:style style:name="T27" style:family="text">
      <style:text-properties officeooo:rsid="005304f6"/>
    </style:style>
    <style:style style:name="T28" style:family="text">
      <style:text-properties officeooo:rsid="00545735"/>
    </style:style>
    <style:style style:name="T29" style:family="text">
      <style:text-properties officeooo:rsid="0054c696"/>
    </style:style>
    <style:style style:name="T30" style:family="text">
      <style:text-properties officeooo:rsid="00568e27"/>
    </style:style>
    <style:style style:name="T31" style:family="text">
      <style:text-properties officeooo:rsid="0057d0b1"/>
    </style:style>
    <style:style style:name="T32" style:family="text">
      <style:text-properties officeooo:rsid="005afda5"/>
    </style:style>
    <style:style style:name="T33" style:family="text">
      <style:text-properties officeooo:rsid="005ee2e9"/>
    </style:style>
    <style:style style:name="T34" style:family="text">
      <style:text-properties officeooo:rsid="0060b853"/>
    </style:style>
    <style:style style:name="T35" style:family="text">
      <style:text-properties officeooo:rsid="00628469"/>
    </style:style>
    <style:style style:name="T36" style:family="text">
      <style:text-properties officeooo:rsid="006542cd"/>
    </style:style>
    <style:style style:name="T37" style:family="text">
      <style:text-properties officeooo:rsid="0065b23d"/>
    </style:style>
    <style:style style:name="T38" style:family="text">
      <style:text-properties officeooo:rsid="0066074c"/>
    </style:style>
    <style:style style:name="T39" style:family="text">
      <style:text-properties officeooo:rsid="00673744"/>
    </style:style>
    <style:style style:name="T40" style:family="text">
      <style:text-properties officeooo:rsid="0068daa9"/>
    </style:style>
    <style:style style:name="T41" style:family="text">
      <style:text-properties officeooo:rsid="006983dd"/>
    </style:style>
    <style:style style:name="T42" style:family="text">
      <style:text-properties officeooo:rsid="006b2485"/>
    </style:style>
    <style:style style:name="T43" style:family="text">
      <style:text-properties officeooo:rsid="006c3bee"/>
    </style:style>
    <style:style style:name="T44" style:family="text">
      <style:text-properties officeooo:rsid="006d8ced"/>
    </style:style>
    <style:style style:name="T45" style:family="text">
      <style:text-properties officeooo:rsid="00724722"/>
    </style:style>
    <style:style style:name="T46" style:family="text">
      <style:text-properties officeooo:rsid="0075e311"/>
    </style:style>
    <style:style style:name="T47" style:family="text">
      <style:text-properties officeooo:rsid="0076260a"/>
    </style:style>
    <style:style style:name="T48" style:family="text">
      <style:text-properties officeooo:rsid="007668b9"/>
    </style:style>
    <style:style style:name="T49" style:family="text">
      <style:text-properties officeooo:rsid="0076e50c"/>
    </style:style>
    <style:style style:name="T50" style:family="text">
      <style:text-properties officeooo:rsid="0077044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在程序设计过程中，经常需要对输入的数据格式进行检查，这时就会用到</text:span>正则表达式，匹配正则表达式则数据格式正确，否则格式错误。为了检查输入的数据是否满足某种格式，可以使用String类的matches<text:span text:style-name="T2">()方法进行判断</text:span><text:span text:style-name="T3">，语法格式如下：</text:span></text:p>
      <text:p text:style-name="P30"><text:span text:style-name="T4">boolean matches(String regex)</text:span></text:p>
      <text:p text:style-name="P2"><text:span text:style-name="T4">regex</text:span><text:span text:style-name="T5">：指定的正则表达式</text:span><text:span text:style-name="T6">。</text:span></text:p>
      <text:p text:style-name="P2"><text:span text:style-name="T6">返回值</text:span><text:span text:style-name="T7">：返回boolean类型</text:span><text:span text:style-name="T8">。</text:span></text:p>
      <text:p text:style-name="P2"><text:span text:style-name="T8">该方法用于告知当前字符串是否匹配参数regex指定的正则表达式</text:span><text:span text:style-name="T9">，返回值是boolean类型</text:span><text:span text:style-name="T10">，如果当前字符串与正则表达式匹配</text:span><text:span text:style-name="T11">，则该方法返回true，否则返回false。</text:span></text:p>
      <text:p text:style-name="P2"><text:span text:style-name="T11">正则表达式是由一些含有特殊意义的字符组成的字符串</text:span><text:span text:style-name="T12">，这些含有特殊意义的字符称为元字符，下面列出了正则表达式的部分元字符</text:span><text:span text:style-name="T22">，在正则表达式的写法中，要在下列元字符的前面添加“\”符号进行转译，例如元字符</text:span><text:span text:style-name="T24">“\d”在正则表达式的写法中是“\\d”，</text:span><text:span text:style-name="T22">但是对于</text:span><text:span text:style-name="T23">“.”，转译后就不代表任意一个字符啦</text:span><text:span text:style-name="T25">，而是表示一个具体的句点</text:span><text:span text:style-name="T12">。</text:span></text:p>
      <text:p text:style-name="P2"><text:span text:style-name="T12">.</text:span><text:span text:style-name="T13">：代表任意一个字符。</text:span></text:p>
      <text:p text:style-name="P3"><text:span text:style-name="T14">\d：代表</text:span><text:span text:style-name="T15">0～9的任何一个数字。</text:span></text:p>
      <text:p text:style-name="P4"><text:span text:style-name="T14">\D：代表</text:span><text:span text:style-name="T15">任何一个非数字字符。</text:span></text:p>
      <text:p text:style-name="P5"><text:span text:style-name="T14">\s：代表空白字符</text:span><text:span text:style-name="T15">。</text:span></text:p>
      <text:p text:style-name="P5"><text:span text:style-name="T14">\S：代表非空白字符</text:span><text:span text:style-name="T15">。</text:span></text:p>
      <text:p text:style-name="P6"><text:span text:style-name="T14">\w：代表可用作标识符的字符</text:span><text:span text:style-name="T16">，但不包括“$”。</text:span></text:p>
      <text:p text:style-name="P7"><text:span text:style-name="T14">\W：代表不可用作标识符的字符</text:span><text:span text:style-name="T15">。</text:span></text:p>
      <text:p text:style-name="P8"><text:span text:style-name="T14">\p</text:span><text:span text:style-name="T17">{Lower}</text:span><text:span text:style-name="T14">：代表</text:span><text:span text:style-name="T18">小写字母a～z</text:span><text:span text:style-name="T15">。</text:span></text:p>
      <text:p text:style-name="P9"><text:span text:style-name="T14">\p</text:span><text:span text:style-name="T17">{Upper}</text:span><text:span text:style-name="T14">：代表大</text:span><text:span text:style-name="T18">写字母A～A</text:span><text:span text:style-name="T15">。</text:span></text:p>
      <text:p text:style-name="P10"><text:span text:style-name="T14">\p</text:span><text:span text:style-name="T17">{</text:span><text:span text:style-name="T19">ASCII</text:span><text:span text:style-name="T17">}</text:span><text:span text:style-name="T14">：</text:span><text:span text:style-name="T19">ASCII字符</text:span><text:span text:style-name="T15">。</text:span></text:p>
      <text:p text:style-name="P11"><text:span text:style-name="T14">\p</text:span><text:span text:style-name="T17">{</text:span><text:span text:style-name="T20">Alpha</text:span><text:span text:style-name="T17">}</text:span><text:span text:style-name="T14">：字母</text:span><text:span text:style-name="T19">字符</text:span><text:span text:style-name="T15">。</text:span></text:p>
      <text:p text:style-name="P12"><text:span text:style-name="T14">\p</text:span><text:span text:style-name="T17">{</text:span><text:span text:style-name="T19">Digit</text:span><text:span text:style-name="T17">}</text:span><text:span text:style-name="T14">：</text:span><text:span text:style-name="T19">十进制数字</text:span><text:span text:style-name="T21">，0～9</text:span><text:span text:style-name="T15">。</text:span></text:p>
      <text:p text:style-name="P13"><text:span text:style-name="T14">\p</text:span><text:span text:style-name="T17">{</text:span><text:span text:style-name="T19">Alnum</text:span><text:span text:style-name="T17">}</text:span><text:span text:style-name="T14">：</text:span><text:span text:style-name="T19">数字或字母字符</text:span><text:span text:style-name="T15">。</text:span></text:p>
      <text:p text:style-name="P14"><text:span text:style-name="T14">\p</text:span><text:span text:style-name="T17">{</text:span><text:span text:style-name="T19">Punct</text:span><text:span text:style-name="T17">}</text:span><text:span text:style-name="T14">：</text:span><text:span text:style-name="T19">标点符号</text:span><text:span text:style-name="T15">。</text:span></text:p>
      <text:p text:style-name="P15"><text:span text:style-name="T14">\p</text:span><text:span text:style-name="T17">{</text:span><text:span text:style-name="T19">Graph</text:span><text:span text:style-name="T17">}</text:span><text:span text:style-name="T14">：</text:span><text:span text:style-name="T19">可见字符</text:span><text:span text:style-name="T15">。</text:span></text:p>
      <text:p text:style-name="P16"><text:span text:style-name="T14">\p</text:span><text:span text:style-name="T17">{</text:span><text:span text:style-name="T19">Print</text:span><text:span text:style-name="T17">}</text:span><text:span text:style-name="T14">：可打印</text:span><text:span text:style-name="T19">字符</text:span><text:span text:style-name="T15">。</text:span></text:p>
      <text:p text:style-name="P17"><text:span text:style-name="T14">\p</text:span><text:span text:style-name="T17">{</text:span><text:span text:style-name="T19">Blank</text:span><text:span text:style-name="T17">}</text:span><text:span text:style-name="T14">：</text:span><text:span text:style-name="T19">空白或制表符</text:span><text:span text:style-name="T15">。</text:span></text:p>
      <text:p text:style-name="P18"><text:span text:style-name="T14">\p</text:span><text:span text:style-name="T17">{</text:span><text:span text:style-name="T19">Cntrl</text:span><text:span text:style-name="T17">}</text:span><text:span text:style-name="T14">：</text:span><text:span text:style-name="T19">控制字符</text:span><text:span text:style-name="T15">。</text:span></text:p>
      <text:p text:style-name="P18"><text:span text:style-name="T15">在使用 正则表达式时</text:span><text:span text:style-name="T26">，如果需要某一类型的元字符多次输出</text:span><text:span text:style-name="T27">，逐个输入就相当麻烦，这时就可以使用正则表达式的限定字符来重复次数，下面列出了常用限定符及其含义。</text:span></text:p>
      <text:p text:style-name="P19"><text:span text:style-name="T28">?：</text:span><text:span text:style-name="T29">0次或1次。</text:span></text:p>
      <text:p text:style-name="P19"><text:span text:style-name="T29">*</text:span><text:span text:style-name="T30">：0次或多次。</text:span></text:p>
      <text:p text:style-name="P20"><text:span text:style-name="T30">+：0次或1次。</text:span></text:p>
      <text:p text:style-name="P21"><text:span text:style-name="T31">{n}：重复n次。</text:span></text:p>
      <text:p text:style-name="P21"><text:span text:style-name="T31">{n,}：</text:span><text:span text:style-name="T32">至少重复</text:span><text:span text:style-name="T31">n次。</text:span></text:p>
      <text:p text:style-name="P22"><text:span text:style-name="T31">{n,</text:span><text:span text:style-name="T33">m</text:span><text:span text:style-name="T31">}：</text:span><text:span text:style-name="T32">重复</text:span><text:span text:style-name="T31">n</text:span><text:span text:style-name="T35">～</text:span><text:span text:style-name="T34">m</text:span><text:span text:style-name="T31">次。</text:span></text:p>
      <text:p text:style-name="P22"><text:span text:style-name="T31">在正则表达式中还可以用方括号把多个字符括起来</text:span><text:span text:style-name="T36">，方括号中各种正则表达式代表不同的含</text:span><text:soft-page-break/><text:span text:style-name="T36">义</text:span><text:span text:style-name="T37">，下面列出了方括号中元字符及其含义。</text:span></text:p>
      <text:p text:style-name="P23"><text:span text:style-name="T38">[abc]：表示a</text:span><text:span text:style-name="T39">、b或者c</text:span><text:span text:style-name="T40">。</text:span></text:p>
      <text:p text:style-name="P24"><text:span text:style-name="T38">[</text:span><text:span text:style-name="T41">^</text:span><text:span text:style-name="T38">abc]：表示a</text:span><text:span text:style-name="T39">、b和c之外的任何字符</text:span><text:span text:style-name="T40">。</text:span></text:p>
      <text:p text:style-name="P25"><text:span text:style-name="T38">[a</text:span><text:span text:style-name="T42">-zA-Z</text:span><text:span text:style-name="T38">]：</text:span><text:span text:style-name="T39">a</text:span><text:span text:style-name="T43">～z或A～Z的任何字符</text:span><text:span text:style-name="T40">。</text:span></text:p>
      <text:p text:style-name="P26"><text:span text:style-name="T38">[a</text:span><text:span text:style-name="T42">-d</text:span><text:span text:style-name="T44">[m-p]</text:span><text:span text:style-name="T38">]：</text:span><text:span text:style-name="T39">a</text:span><text:span text:style-name="T43">～d或m～p的任何字符</text:span><text:span text:style-name="T40">。</text:span></text:p>
      <text:p text:style-name="P27"><text:span text:style-name="T38">[a</text:span><text:span text:style-name="T42">-z</text:span><text:span text:style-name="T45">&amp;&amp;</text:span><text:span text:style-name="T44">[def]</text:span><text:span text:style-name="T38">]：</text:span><text:span text:style-name="T43">d</text:span><text:span text:style-name="T46">、e或者f</text:span><text:span text:style-name="T40">。</text:span></text:p>
      <text:p text:style-name="P28"><text:span text:style-name="T38">[a</text:span><text:span text:style-name="T42">-z</text:span><text:span text:style-name="T45">&amp;&amp;</text:span><text:span text:style-name="T44">[</text:span><text:span text:style-name="T47">^bc</text:span><text:span text:style-name="T44">]</text:span><text:span text:style-name="T38">]：</text:span><text:span text:style-name="T46">a</text:span><text:span text:style-name="T48">～z之间不含b和c的所有字符</text:span><text:span text:style-name="T40">。</text:span></text:p>
      <text:p text:style-name="P29"><text:span text:style-name="T38">[a</text:span><text:span text:style-name="T42">-z</text:span><text:span text:style-name="T49">&amp;&amp;</text:span><text:span text:style-name="T44">[</text:span><text:span text:style-name="T49">^</text:span><text:span text:style-name="T44">m-p]</text:span><text:span text:style-name="T38">]：</text:span><text:span text:style-name="T39">a</text:span><text:span text:style-name="T43">～z</text:span><text:span text:style-name="T50">之间不含</text:span><text:span text:style-name="T43">m～p的所有字符</text:span><text:span text:style-name="T40">。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junjie </meta:initial-creator>
    <meta:creation-date>2015-07-22T17:20:26</meta:creation-date>
    <meta:generator>LibreOffice/4.0.2.2$Linux_X86_64 LibreOffice_project/400m0$Build-2</meta:generator>
    <dc:date>2015-07-23T09:18:19</dc:date>
    <dc:creator>hanjunjie </dc:creator>
    <meta:editing-duration>PT34M3S</meta:editing-duration>
    <meta:editing-cycles>89</meta:editing-cycles>
    <meta:document-statistic meta:table-count="0" meta:image-count="0" meta:object-count="0" meta:page-count="2" meta:paragraph-count="39" meta:word-count="809" meta:character-count="1055" meta:non-whitespace-character-count="1052"/>
  </office:meta>
</office:document-meta>
</file>